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PC</text:p>
          </table:table-cell>
          <table:table-cell office:value-type="string">
            <text:p>F-HSIC</text:p>
          </table:table-cell>
          <table:table-cell office:value-type="string">
            <text:p>F-LSMI</text:p>
          </table:table-cell>
          <table:table-cell office:value-type="string">
            <text:p>B-HSIC</text:p>
          </table:table-cell>
          <table:table-cell office:value-type="string">
            <text:p>B-LSMI</text:p>
          </table:table-cell>
          <table:table-cell office:value-type="string">
            <text:p>L_1-HSIC</text:p>
          </table:table-cell>
          <table:table-cell office:value-type="string">
            <text:p>L_1-LSMI</text:p>
          </table:table-cell>
          <table:table-cell office:value-type="string">
            <text:p>mRMR</text:p>
          </table:table-cell>
          <table:table-cell office:value-type="string">
            <text:p>QPFS</text:p>
          </table:table-cell>
          <table:table-cell office:value-type="string">
            <text:p>Lasso</text:p>
          </table:table-cell>
          <table:table-cell office:value-type="string">
            <text:p>Relief</text:p>
          </table:table-cell>
        </table:table-row>
        <table:table-row table:style-name="ro1">
          <table:table-cell office:value-type="string">
            <text:p>and-or</text:p>
          </table:table-cell>
          <table:table-cell office:value-type="string">
            <text:p>0.25 (.00)</text:p>
          </table:table-cell>
          <table:table-cell office:value-type="string">
            <text:p>0.25 (.00)</text:p>
          </table:table-cell>
          <table:table-cell office:value-type="string">
            <text:p>0.57 (.22)</text:p>
          </table:table-cell>
          <table:table-cell office:value-type="string">
            <text:p>0.25 (.00)</text:p>
          </table:table-cell>
          <table:table-cell office:value-type="string">
            <text:p>0.85 (.22)</text:p>
          </table:table-cell>
          <table:table-cell office:value-type="string">
            <text:p>0.25 (.00)</text:p>
          </table:table-cell>
          <table:table-cell table:style-name="ce1" office:value-type="string">
            <text:p>1.00 (.00)</text:p>
          </table:table-cell>
          <table:table-cell office:value-type="string">
            <text:p>0.25 (.00)</text:p>
          </table:table-cell>
          <table:table-cell office:value-type="string">
            <text:p>0.41 (.17)</text:p>
          </table:table-cell>
          <table:table-cell office:value-type="string">
            <text:p>0.21 (.09)</text:p>
          </table:table-cell>
          <table:table-cell office:value-type="string">
            <text:p>0.55 (.15)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string">
            <text:p>0.57 (.20)</text:p>
          </table:table-cell>
          <table:table-cell office:value-type="string">
            <text:p>0.95 (.15)</text:p>
          </table:table-cell>
          <table:table-cell table:style-name="ce1" office:value-type="string">
            <text:p>1.00 (.00)</text:p>
          </table:table-cell>
          <table:table-cell office:value-type="string">
            <text:p>0.95 (.15)</text:p>
          </table:table-cell>
          <table:table-cell table:style-name="ce1" office:value-type="string">
            <text:p>1.00 (.00)</text:p>
          </table:table-cell>
          <table:table-cell office:value-type="string">
            <text:p>0.64 (.23)</text:p>
          </table:table-cell>
          <table:table-cell table:style-name="ce1" office:value-type="string">
            <text:p>1.00 (.00)</text:p>
          </table:table-cell>
          <table:table-cell table:style-name="ce1" office:value-type="string">
            <text:p>1.00 (.00)</text:p>
          </table:table-cell>
          <table:table-cell office:value-type="string">
            <text:p>0.64 (.23)</text:p>
          </table:table-cell>
          <table:table-cell office:value-type="string">
            <text:p>0.66 (.25)</text:p>
          </table:table-cell>
          <table:table-cell table:style-name="ce1" office:value-type="string">
            <text:p>1.00 (.00)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0.25 (.31)</text:p>
          </table:table-cell>
          <table:table-cell office:value-type="string">
            <text:p>0.52 (.50)</text:p>
          </table:table-cell>
          <table:table-cell office:value-type="string">
            <text:p>0.53 (.50)</text:p>
          </table:table-cell>
          <table:table-cell table:style-name="ce1" office:value-type="string">
            <text:p>1.00 (.00)</text:p>
          </table:table-cell>
          <table:table-cell table:style-name="ce1" office:value-type="string">
            <text:p>1.00 (.00)</text:p>
          </table:table-cell>
          <table:table-cell table:style-name="ce1" office:value-type="string">
            <text:p>1.00 (.00)</text:p>
          </table:table-cell>
          <table:table-cell table:style-name="ce1" office:value-type="string">
            <text:p>1.00 (.00)</text:p>
          </table:table-cell>
          <table:table-cell office:value-type="string">
            <text:p>0.28 (.31)</text:p>
          </table:table-cell>
          <table:table-cell office:value-type="string">
            <text:p>0.25 (.32)</text:p>
          </table:table-cell>
          <table:table-cell office:value-type="string">
            <text:p>0.26 (.32)</text:p>
          </table:table-cell>
          <table:table-cell table:style-name="ce1" office:value-type="string">
            <text:p>1.00 (.00)</text:p>
          </table:table-cell>
        </table:table-row>
        <table:table-row table:style-name="ro1">
          <table:table-cell office:value-type="string">
            <text:p>Win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o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measure on artificial dat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date>2012-10-04T11:46:45</dc:date>
    <dc:creator>nuke </dc:creator>
    <meta:editing-duration>PT41S</meta:editing-duration>
    <meta:editing-cycles>3</meta:editing-cycles>
    <meta:document-statistic meta:table-count="1" meta:cell-count="73" meta:object-count="0"/>
  </office:meta>
</office:document-meta>
</file>